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0.64mm"/>
    </style:style>
    <style:style style:name="co2" style:family="table-column">
      <style:table-column-properties fo:break-before="auto" style:column-width="14.82mm"/>
    </style:style>
    <style:style style:name="co3" style:family="table-column">
      <style:table-column-properties fo:break-before="auto" style:column-width="17.99mm"/>
    </style:style>
    <style:style style:name="co4" style:family="table-column">
      <style:table-column-properties fo:break-before="auto" style:column-width="13.49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7.14mm"/>
    </style:style>
    <style:style style:name="co7" style:family="table-column">
      <style:table-column-properties fo:break-before="auto" style:column-width="7.67mm"/>
    </style:style>
    <style:style style:name="co8" style:family="table-column">
      <style:table-column-properties fo:break-before="auto" style:column-width="23.23mm"/>
    </style:style>
    <style:style style:name="co9" style:family="table-column">
      <style:table-column-properties fo:break-before="auto" style:column-width="14.02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27.68mm"/>
    </style:style>
    <style:style style:name="co12" style:family="table-column">
      <style:table-column-properties fo:break-before="auto" style:column-width="22.49mm"/>
    </style:style>
    <style:style style:name="co13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9.58mm" fo:break-before="auto" style:use-optimal-row-height="false"/>
    </style:style>
    <style:style style:name="ro3" style:family="table-row">
      <style:table-row-properties style:row-height="40.36mm" fo:break-before="auto" style:use-optimal-row-height="false"/>
    </style:style>
    <style:style style:name="ro4" style:family="table-row">
      <style:table-row-properties style:row-height="16.81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6.41mm" fo:break-before="auto" style:use-optimal-row-height="false"/>
    </style:style>
    <style:style style:name="ro7" style:family="table-row">
      <style:table-row-properties style:row-height="5.01mm" fo:break-before="auto" style:use-optimal-row-height="true"/>
    </style:style>
    <style:style style:name="ro8" style:family="table-row">
      <style:table-row-properties style:row-height="10.0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6.57mm" fo:break-before="auto" style:use-optimal-row-height="false"/>
    </style:style>
    <style:style style:name="ro11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fo:color="#00000a" style:font-name="Calibri" fo:font-size="9pt" style:font-name-asian="Calibri" style:font-size-asian="9pt" style:font-name-complex="Calibri" style:font-size-complex="9pt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fo:font-size="6pt" style:font-size-asian="6pt" style:font-size-complex="6pt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a" style:font-name="Calibri" fo:font-size="9pt" style:font-name-asian="Calibri" style:font-size-asian="9pt" style:font-name-complex="Calibri" style:font-size-complex="9pt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1" style:vertical-align="middle"/>
      <style:paragraph-properties fo:text-align="start" fo:margin-left="0mm"/>
      <style:text-properties fo:color="#00000a" style:font-name="Calibri" fo:font-size="9pt" style:font-name-asian="Calibri" style:font-size-asian="9pt" style:font-name-complex="Calibri" style:font-size-complex="9pt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fo:border="0.06pt solid #000001" style:vertical-align="middle"/>
      <style:paragraph-properties fo:text-align="start" fo:margin-left="0mm"/>
      <style:text-properties fo:color="#00000a" style:font-name="Calibri" style:font-name-asian="Calibri" style:font-name-complex="Calibri"/>
    </style:style>
    <style:style style:name="ce9" style:family="table-cell" style:parent-style-name="Default" style:data-style-name="N0">
      <style:table-cell-properties fo:wrap-option="wrap" fo:border="0.06pt solid #000000" style:rotation-angle="90" style:vertical-align="automatic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wrap-option="wrap" style:vertical-align="automatic"/>
      <style:text-properties style:text-underline-style="none"/>
    </style:style>
    <style:style style:name="ce12" style:family="table-cell" style:parent-style-name="Default" style:data-style-name="N1">
      <style:table-cell-properties fo:wrap-option="wrap" fo:border="0.06pt solid #000000" style:vertical-align="automatic"/>
    </style:style>
    <style:style style:name="ce13" style:family="table-cell" style:parent-style-name="Default" style:data-style-name="N1"/>
    <style:style style:name="ce14" style:family="table-cell" style:parent-style-name="Default" style:data-style-name="N1">
      <style:table-cell-properties fo:border="0.06pt solid #000000"/>
    </style:style>
    <style:style style:name="ce15" style:family="table-cell" style:parent-style-name="Default" style:data-style-name="N1">
      <style:table-cell-properties fo:wrap-option="wrap" fo:border="0.06pt solid #000000" style:vertical-align="automatic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">
      <style:table-cell-properties fo:background-color="#ffffff" style:text-align-source="fix" style:repeat-content="false" fo:border="0.06pt solid #000001" style:vertical-align="automatic"/>
      <style:paragraph-properties fo:text-align="center"/>
      <style:text-properties fo:color="#00000a" style:font-name="Calibri1" fo:font-size="9pt" style:font-name-asian="Calibri" style:font-size-asian="9pt" style:font-name-complex="Calibri" style:font-size-complex="9pt"/>
    </style:style>
    <style:style style:name="ce17" style:family="table-cell" style:parent-style-name="Default" style:data-style-name="N11">
      <style:table-cell-properties fo:wrap-option="wrap" style:vertical-align="automatic"/>
    </style:style>
    <style:style style:name="ce18" style:family="table-cell" style:parent-style-name="Default" style:data-style-name="N0">
      <style:table-cell-properties fo:background-color="#dddddd" fo:wrap-option="wrap" fo:border="0.06pt solid #000000" style:rotation-angle="90" style:vertical-align="automatic"/>
    </style:style>
    <style:style style:name="ce19" style:family="table-cell" style:parent-style-name="Default" style:data-style-name="N1">
      <style:table-cell-properties fo:background-color="#dddddd" fo:wrap-option="wrap" fo:border="0.06pt solid #000000" style:vertical-align="automatic"/>
    </style:style>
    <style:style style:name="ce20" style:family="table-cell" style:parent-style-name="Default" style:data-style-name="N1">
      <style:table-cell-properties fo:background-color="#ffff00" fo:border="0.06pt solid #000000"/>
    </style:style>
    <style:style style:name="ce21" style:family="table-cell" style:parent-style-name="Default" style:data-style-name="N1">
      <style:table-cell-properties fo:background-color="#dddddd" fo:border="0.06pt solid #000000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column table:style-name="co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table:number-columns-spanned="8" table:number-rows-spanned="1"/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6"/>
          <table:table-cell table:style-name="ce16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B. Hace aportaciones a las actividades académicas desarrolladas. Aporta ideas y conceptos relevantes sobre los temas a discutir en clase.</text:p>
            <text:p><text:span text:style-name="T1">Buzón de tareas llamado “Mapa conceptual unidad I”</text:span></text:p>
          </table:table-cell>
          <table:covered-table-cell table:number-columns-repeated="6"/>
          <table:table-cell table:style-name="ce16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7" table:number-rows-spanned="1">
            <text:p>E. Incorpora conocimientos y actividades interdisciplinarias en su aprendizaje.</text:p>
            <text:p>buzón de actividades “Ejercicios básicos algoritmos</text:p>
            <text:p><text:span text:style-name="T1">Ejercicios algoritmos nivel intermedio</text:span></text:p>
            <text:p><text:span text:style-name="T1">Ejercicios algoritmos nivel avanzando</text:span></text:p>
            <text:p><text:span text:style-name="T1">Problemario propuesto por el asesor “Diseño de funciones parte I</text:span></text:p>
            <text:p><text:span text:style-name="T1">Buzón de tareas “Diseño de funciones parte II”</text:span></text:p>
          </table:table-cell>
          <table:covered-table-cell table:number-columns-repeated="6"/>
          <table:table-cell table:style-name="ce16" office:value-type="percentage" office:value="0.7" calcext:value-type="percentage">
            <text:p>70.00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7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6"/>
          <table:table-cell table:style-name="ce16" office:value-type="percentage" office:value="0.1" calcext:value-type="percentage">
            <text:p>10.00%</text:p>
          </table:table-cell>
          <table:table-cell table:number-columns-repeated="1016"/>
        </table:table-row>
        <table:table-row table:style-name="ro1" table:number-rows-repeated="5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5" office:value-type="string" calcext:value-type="string">
            <text:p>Estudiante</text:p>
          </table:table-cell>
          <table:table-cell table:style-name="ce9" office:value-type="string" calcext:value-type="string">
            <text:p>Ejercicios básicos algoritmos parte I→ Indicador (E)</text:p>
          </table:table-cell>
          <table:table-cell table:style-name="ce9" office:value-type="string" calcext:value-type="string">
            <text:p>Ejercicios básicos algoritmos parte II → Indicador (E)</text:p>
          </table:table-cell>
          <table:table-cell table:style-name="ce9" office:value-type="string" calcext:value-type="string">
            <text:p>Ejercicios básicos algoritmos parte III (condicionales)→ Indicador E</text:p>
          </table:table-cell>
          <table:table-cell table:style-name="ce9" office:value-type="string" calcext:value-type="string">
            <text:p>Concptos básicos de la algoritmia (PS, diagramas, algoritmos)→Indicador (B)</text:p>
          </table:table-cell>
          <table:table-cell table:style-name="ce9" office:value-type="string" calcext:value-type="string">
            <text:p>Promedio indicador A</text:p>
          </table:table-cell>
          <table:table-cell table:style-name="ce9" office:value-type="string" calcext:value-type="string">
            <text:p>Promedio indicador B</text:p>
          </table:table-cell>
          <table:table-cell table:style-name="ce9" office:value-type="string" calcext:value-type="string">
            <text:p>Promedio indicador E</text:p>
          </table:table-cell>
          <table:table-cell table:style-name="ce9" office:value-type="string" calcext:value-type="string">
            <text:p>Promedio indicador F</text:p>
          </table:table-cell>
          <table:table-cell table:style-name="ce9" office:value-type="string" calcext:value-type="string">
            <text:p>Promedio Unidad I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13]*[.H$4])/1)" office:value-type="float" office:value="10" calcext:value-type="float">
            <text:p>10</text:p>
          </table:table-cell>
          <table:table-cell table:style-name="ce12" table:formula="of:=((SUM([.B13:.D13])/3)*[.H$5]/1)" office:value-type="float" office:value="67.6666666666667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13:.I13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5"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14]*[.H$4])/1)" office:value-type="float" office:value="10" calcext:value-type="float">
            <text:p>10</text:p>
          </table:table-cell>
          <table:table-cell table:style-name="ce12" table:formula="of:=((SUM([.B14:.D14])/3)*[.H$5]/1)" office:value-type="float" office:value="43.1666666666667" calcext:value-type="float">
            <text:p>43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14:.I14])" office:value-type="float" office:value="73.1666666666667" calcext:value-type="float">
            <text:p>73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95" calcext:value-type="float">
            <text:p>9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15]*[.H$4])/1)" office:value-type="float" office:value="10" calcext:value-type="float">
            <text:p>10</text:p>
          </table:table-cell>
          <table:table-cell table:style-name="ce12" table:formula="of:=((SUM([.B15:.D15])/3)*[.H$5]/1)" office:value-type="float" office:value="45.5" calcext:value-type="float">
            <text:p>46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15:.I15])" office:value-type="float" office:value="75.5" calcext:value-type="float">
            <text:p>76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16]*[.H$4])/1)" office:value-type="float" office:value="10" calcext:value-type="float">
            <text:p>10</text:p>
          </table:table-cell>
          <table:table-cell table:style-name="ce12" table:formula="of:=((SUM([.B16:.D16])/3)*[.H$5]/1)" office:value-type="float" office:value="67.6666666666667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16:.I16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17]*[.H$4])/1)" office:value-type="float" office:value="10" calcext:value-type="float">
            <text:p>10</text:p>
          </table:table-cell>
          <table:table-cell table:style-name="ce12" table:formula="of:=((SUM([.B17:.D17])/3)*[.H$5]/1)" office:value-type="float" office:value="68.8333333333333" calcext:value-type="float">
            <text:p>69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17:.I17])" office:value-type="float" office:value="98.8333333333333" calcext:value-type="float">
            <text:p>99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18]*[.H$4])/1)" office:value-type="float" office:value="10" calcext:value-type="float">
            <text:p>10</text:p>
          </table:table-cell>
          <table:table-cell table:style-name="ce12" table:formula="of:=((SUM([.B18:.D18])/3)*[.H$5]/1)" office:value-type="float" office:value="67.6666666666667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18:.I18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number-columns-repeated="3" table:style-name="ce5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19]*[.H$4])/1)" office:value-type="float" office:value="10" calcext:value-type="float">
            <text:p>10</text:p>
          </table:table-cell>
          <table:table-cell table:style-name="ce12" table:formula="of:=((SUM([.B19:.D19])/3)*[.H$5]/1)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19:.I19])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20]*[.H$4])/1)" office:value-type="float" office:value="10" calcext:value-type="float">
            <text:p>10</text:p>
          </table:table-cell>
          <table:table-cell table:style-name="ce12" table:formula="of:=((SUM([.B20:.D20])/3)*[.H$5]/1)" office:value-type="float" office:value="46.6666666666667" calcext:value-type="float">
            <text:p>47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20:.I20])" office:value-type="float" office:value="76.6666666666667" calcext:value-type="float">
            <text:p>77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21]*[.H$4])/1)" office:value-type="float" office:value="10" calcext:value-type="float">
            <text:p>10</text:p>
          </table:table-cell>
          <table:table-cell table:style-name="ce12" table:formula="of:=((SUM([.B21:.D21])/3)*[.H$5]/1)" office:value-type="float" office:value="22.1666666666667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21:.I21])" office:value-type="float" office:value="52.1666666666667" calcext:value-type="float">
            <text:p>52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Andrade Salamanca Kimberly Alexa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5" office:value-type="float" office:value="90" calcext:value-type="float">
            <text:p>9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22]*[.H$4])/1)" office:value-type="float" office:value="10" calcext:value-type="float">
            <text:p>10</text:p>
          </table:table-cell>
          <table:table-cell table:style-name="ce12" table:formula="of:=((SUM([.B22:.D22])/3)*[.H$5]/1)" office:value-type="float" office:value="67.6666666666667" calcext:value-type="float">
            <text:p>68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22:.I22])" office:value-type="float" office:value="97.6666666666667" calcext:value-type="float">
            <text:p>98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(([.E23]*[.H$4])/1)" office:value-type="float" office:value="10" calcext:value-type="float">
            <text:p>10</text:p>
          </table:table-cell>
          <table:table-cell table:style-name="ce12" table:formula="of:=((SUM([.B23:.D23])/3)*[.H$5]/1)" office:value-type="float" office:value="22.1666666666667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2" table:formula="of:=SUM([.F23:.I23])" office:value-type="float" office:value="52.1666666666667" calcext:value-type="float">
            <text:p>5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0" table:number-rows-spanned="1">
            <text:p>A. Se adapta a situaciones y contextos complejos. Participa activamente en las dinámicas de equipo e individuales (lecturas comentadas) y lluvias de ideas.</text:p>
            <text:p><text:span text:style-name="T1">Participa en las actividades de clase, propuestas por el asesor.</text:span></text:p>
          </table:table-cell>
          <table:covered-table-cell table:number-columns-repeated="9"/>
          <table:table-cell table:style-name="ce16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0" table:number-rows-spanned="1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/text:p>
            <text:p><text:span text:style-name="T1">Toma notas y analiza los recursos literarios acerca de los temas de la unidad.</text:span></text:p>
            <text:p><text:span text:style-name="T1">Trabaja en forma individual y colaborativa con sus pares</text:span></text:p>
          </table:table-cell>
          <table:covered-table-cell table:number-columns-repeated="9"/>
          <table:table-cell table:style-name="ce16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0" table:number-rows-spanned="1">
            <text:p>E. Incorpora conocimientos y actividades interdisciplinarias en su aprendizaje.</text:p>
            <text:p><text:span text:style-name="T1">Buzón de tareas “Conceptos básicos de la programación”</text:span></text:p>
            <text:p><text:span text:style-name="T1">Buzón de tareas “Características de un lenguaje de programación”</text:span></text:p>
            <text:p><text:span text:style-name="T1">Buzón de tareas “Elementos de un programa”</text:span></text:p>
            <text:p><text:span text:style-name="T1">Buzón de tareas “Elementos del lenguaje c”</text:span></text:p>
            <text:p><text:span text:style-name="T1">Buzón de tareas “Traducción de un programa”</text:span></text:p>
          </table:table-cell>
          <table:covered-table-cell table:number-columns-repeated="9"/>
          <table:table-cell table:style-name="ce16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0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/>
          <table:table-cell table:style-name="ce16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 table:number-rows-repeated="7">
          <table:table-cell/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5" office:value-type="string" calcext:value-type="string">
            <text:p>Estudiante</text:p>
          </table:table-cell>
          <table:table-cell table:style-name="ce9" office:value-type="string" calcext:value-type="string">
            <text:p>Conceptos introductorios a la programación (lenguaje, programa, fases de creaciòn de un programa, traducción de un programa), notas de clase→ Indicador (B)</text:p>
          </table:table-cell>
          <table:table-cell table:style-name="ce9" office:value-type="string" calcext:value-type="string">
            <text:p>Mapa elementos del lenguaje c→ Indicador (B)</text:p>
          </table:table-cell>
          <table:table-cell table:style-name="ce9" office:value-type="string" calcext:value-type="string">
            <text:p>Promedio Indicador A</text:p>
          </table:table-cell>
          <table:table-cell table:style-name="ce9" office:value-type="string" calcext:value-type="string">
            <text:p>Promedio indicador B</text:p>
          </table:table-cell>
          <table:table-cell table:style-name="ce9" office:value-type="string" calcext:value-type="string">
            <text:p>Promedio indicador E</text:p>
          </table:table-cell>
          <table:table-cell table:style-name="ce9" office:value-type="string" calcext:value-type="string">
            <text:p>Promedio indicador F</text:p>
          </table:table-cell>
          <table:table-cell table:style-name="ce9" office:value-type="string" calcext:value-type="string">
            <text:p>Calificación de la unidad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80" calcext:value-type="float">
            <text:p>8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((SUM([.B40:.C40])/2)*[.K$29]/1)" office:value-type="float" office:value="9" calcext:value-type="float">
            <text:p>9</text:p>
          </table:table-cell>
          <table:table-cell table:style-name="ce5" table:formula="of:=([.B40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0:.G40])" office:value-type="float" office:value="99" calcext:value-type="float">
            <text:p>9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10" office:value-type="float" office:value="100" calcext:value-type="float">
            <text:p>100</text:p>
          </table:table-cell>
          <table:table-cell table:style-name="ce5"/>
          <table:table-cell table:style-name="ce10" office:value-type="float" office:value="10" calcext:value-type="float">
            <text:p>10</text:p>
          </table:table-cell>
          <table:table-cell table:style-name="ce5" table:formula="of:=((SUM([.B41:.C41])/2)*[.K$29]/1)" office:value-type="float" office:value="5" calcext:value-type="float">
            <text:p>5</text:p>
          </table:table-cell>
          <table:table-cell table:style-name="ce5" table:formula="of:=([.B41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1:.G41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((SUM([.B42:.C42])/2)*[.K$29]/1)" office:value-type="float" office:value="10" calcext:value-type="float">
            <text:p>10</text:p>
          </table:table-cell>
          <table:table-cell table:style-name="ce5" table:formula="of:=([.B42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2:.G42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((SUM([.B43:.C43])/2)*[.K$29]/1)" office:value-type="float" office:value="10" calcext:value-type="float">
            <text:p>10</text:p>
          </table:table-cell>
          <table:table-cell table:style-name="ce5" table:formula="of:=([.B43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3:.G43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style-name="ce10" office:value-type="float" office:value="100" calcext:value-type="float">
            <text:p>100</text:p>
          </table:table-cell>
          <table:table-cell table:style-name="ce5"/>
          <table:table-cell table:style-name="ce10" office:value-type="float" office:value="10" calcext:value-type="float">
            <text:p>10</text:p>
          </table:table-cell>
          <table:table-cell table:style-name="ce5" table:formula="of:=((SUM([.B44:.C44])/2)*[.K$29]/1)" office:value-type="float" office:value="5" calcext:value-type="float">
            <text:p>5</text:p>
          </table:table-cell>
          <table:table-cell table:style-name="ce5" table:formula="of:=([.B44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4:.G44])" office:value-type="float" office:value="95" calcext:value-type="float">
            <text:p>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((SUM([.B45:.C45])/2)*[.K$29]/1)" office:value-type="float" office:value="10" calcext:value-type="float">
            <text:p>10</text:p>
          </table:table-cell>
          <table:table-cell table:style-name="ce5" table:formula="of:=([.B45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5:.G45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((SUM([.B46:.C46])/2)*[.K$29]/1)" office:value-type="float" office:value="10" calcext:value-type="float">
            <text:p>10</text:p>
          </table:table-cell>
          <table:table-cell table:style-name="ce5" table:formula="of:=([.B46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6:.G46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((SUM([.B47:.C47])/2)*[.K$29]/1)" office:value-type="float" office:value="10" calcext:value-type="float">
            <text:p>10</text:p>
          </table:table-cell>
          <table:table-cell table:style-name="ce5" table:formula="of:=([.B47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7:.G47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((SUM([.B48:.C48])/2)*[.K$29]/1)" office:value-type="float" office:value="10" calcext:value-type="float">
            <text:p>10</text:p>
          </table:table-cell>
          <table:table-cell table:style-name="ce5" table:formula="of:=([.B48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8:.G48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ndrade Salamanca Kimberly Alexa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((SUM([.B49:.C49])/2)*[.K$29]/1)" office:value-type="float" office:value="10" calcext:value-type="float">
            <text:p>10</text:p>
          </table:table-cell>
          <table:table-cell table:style-name="ce5" table:formula="of:=([.B49]*[.K$30])/1" office:value-type="float" office:value="70" calcext:value-type="float">
            <text:p>70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formula="of:=SUM([.D49:.G49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5" table:formula="of:=((SUM([.B50:.C50])/2)*[.K$29]/1)" office:value-type="float" office:value="5" calcext:value-type="float">
            <text:p>5</text:p>
          </table:table-cell>
          <table:table-cell table:style-name="ce5" table:formula="of:=([.B50]*[.K$30])/1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10" table:formula="of:=SUM([.D50:.G50])" office:value-type="float" office:value="95" calcext:value-type="float">
            <text:p>95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style-name="ce7" office:value-type="string" calcext:value-type="string" table:number-columns-spanned="10" table:number-rows-spanned="1">
            <text:p>A. Se adapta a situaciones y contextos complejos. Participa activamente en las dinámicas de equipo e individuales (lecturas comentadas) y</text:p>
            <text:p>lluvias de ideas.</text:p>
            <text:p><text:span text:style-name="T1">Participa en las actividades de clase, propuestas por el asesor.</text:span></text:p>
          </table:table-cell>
          <table:covered-table-cell table:number-columns-repeated="9"/>
          <table:table-cell table:style-name="ce16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0" table:number-rows-spanned="1">
            <text:p>B. Hace aportaciones a las actividades académicas desarrolladas. Aporta ideas y conceptos relevantes sobre los temas a discutir en clase.</text:p>
            <text:p><text:span text:style-name="T1">Aporta ideas claras y coherentes en las plenarias y lluvia de ideas llevadas a cabo en la clase presencial.</text:span></text:p>
            <text:p><text:span text:style-name="T1">Toma notas y analiza los recursos literarios acerca de los temas de la unidad.</text:span></text:p>
            <text:p><text:span text:style-name="T1">Trabaja en forma individual y colaborativa con sus pares</text:span></text:p>
          </table:table-cell>
          <table:covered-table-cell table:number-columns-repeated="9"/>
          <table:table-cell table:style-name="ce16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0" table:number-rows-spanned="1">
            <text:p>E. Incorpora conocimientos y actividades interdisciplinarias en su aprendizaje.</text:p>
            <text:p><text:span text:style-name="T1">Ejercicios operadores (lógicos, aritméticos y relaciones)</text:span></text:p>
            <text:p><text:span text:style-name="T1">Ejercicios de expresiones en lenguaje c</text:span></text:p>
            <text:p><text:span text:style-name="T1">Ejercicios selectiva simple</text:span></text:p>
            <text:p><text:span text:style-name="T1">Ejercicios selectiva doble</text:span></text:p>
            <text:p><text:span text:style-name="T1">Ejercicios selectiva Múltiple</text:span></text:p>
            <text:p><text:span text:style-name="T1">Ejercicios sentencia mientras</text:span></text:p>
            <text:p><text:span text:style-name="T1">Ejercicios hacer mientras</text:span></text:p>
            <text:p><text:span text:style-name="T1">Ejercicios para / desde</text:span></text:p>
          </table:table-cell>
          <table:covered-table-cell table:number-columns-repeated="9"/>
          <table:table-cell table:style-name="ce16" office:value-type="percentage" office:value="0.7" calcext:value-type="percentage">
            <text:p>70.00%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0" table:number-rows-spanned="1">
            <text:p>F. Realiza su trabajo de manera autónoma y autorregulada. Es capaz de organizar su tiempo y trabajar sin necesidad de una supervisión estrecha y/o coercitiva.</text:p>
            <text:p><text:span text:style-name="T1">Entrega en tiempo y forma las actividades propuestas en la unidad.</text:span></text:p>
          </table:table-cell>
          <table:covered-table-cell table:number-columns-repeated="9"/>
          <table:table-cell table:style-name="ce16" office:value-type="percentage" office:value="0.1" calcext:value-type="percentage">
            <text:p>10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7" table:formula="of:=SUM([.K55:.K58])" office:value-type="percentage" office:value="1" calcext:value-type="percentage">
            <text:p>100.00%</text:p>
          </table:table-cell>
          <table:table-cell table:number-columns-repeated="1013"/>
        </table:table-row>
        <table:table-row table:style-name="ro1" table:number-rows-repeated="7">
          <table:table-cell table:number-columns-repeated="1024"/>
        </table:table-row>
        <table:table-row table:style-name="ro6">
          <table:table-cell table:style-name="ce5" office:value-type="string" calcext:value-type="string">
            <text:p>Estudiante</text:p>
          </table:table-cell>
          <table:table-cell table:style-name="ce9" office:value-type="string" calcext:value-type="string">
            <text:p>Codificación de ejercicios de control de flujo</text:p>
          </table:table-cell>
          <table:table-cell table:style-name="ce9" office:value-type="string" calcext:value-type="string">
            <text:p>If-else (parte II, 5 EJERCICIOS) ancona</text:p>
          </table:table-cell>
          <table:table-cell table:style-name="ce9" office:value-type="string" calcext:value-type="string">
            <text:p>If anidada</text:p>
          </table:table-cell>
          <table:table-cell table:style-name="ce9" office:value-type="string" calcext:value-type="string">
            <text:p>Switch</text:p>
          </table:table-cell>
          <table:table-cell table:style-name="ce9" office:value-type="string" calcext:value-type="string">
            <text:p>While</text:p>
          </table:table-cell>
          <table:table-cell table:style-name="ce9" office:value-type="string" calcext:value-type="string">
            <text:p>Do-while</text:p>
          </table:table-cell>
          <table:table-cell table:style-name="ce9" office:value-type="string" calcext:value-type="string">
            <text:p>Promedio indicador E</text:p>
          </table:table-cell>
          <table:table-cell table:style-name="ce9" office:value-type="string" calcext:value-type="string">
            <text:p>Promedio indicador A</text:p>
          </table:table-cell>
          <table:table-cell table:style-name="ce9" office:value-type="string" calcext:value-type="string">
            <text:p>Promedio indicador B</text:p>
          </table:table-cell>
          <table:table-cell table:style-name="ce9" office:value-type="string" calcext:value-type="string">
            <text:p>Promedio indicador F</text:p>
          </table:table-cell>
          <table:table-cell table:style-name="ce18" office:value-type="string" calcext:value-type="string">
            <text:p>Promedio de la unidad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Lozano Hernández Ana Patricia</text:p>
          </table:table-cell>
          <table:table-cell table:style-name="ce5" table:number-columns-repeated="2"/>
          <table:table-cell table:style-name="ce12" table:formula="of:=100/3*1" office:value-type="float" office:value="33.3333333333333" calcext:value-type="float">
            <text:p>33</text:p>
          </table:table-cell>
          <table:table-cell table:style-name="ce5" table:formula="of:=100/5*4" office:value-type="float" office:value="80" calcext:value-type="float">
            <text:p>80</text:p>
          </table:table-cell>
          <table:table-cell table:style-name="ce13" table:formula="of:=100/3*1" office:value-type="float" office:value="33.3333333333333" calcext:value-type="float">
            <text:p>33</text:p>
          </table:table-cell>
          <table:table-cell table:style-name="ce14" table:formula="of:=100/3*2" office:value-type="float" office:value="66.6666666666667" calcext:value-type="float">
            <text:p>67</text:p>
          </table:table-cell>
          <table:table-cell table:style-name="ce14" table:formula="of:=SUM([.B68:.G68])/6*[.K$57]/[.K$59]" office:value-type="float" office:value="24.8888888888889" calcext:value-type="float">
            <text:p>25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9" table:formula="of:=SUM([.H68:.K68])" office:value-type="float" office:value="54.8888888888889" calcext:value-type="float">
            <text:p>55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2"/>
          <table:table-cell table:style-name="ce5"/>
          <table:table-cell table:style-name="ce10"/>
          <table:table-cell table:style-name="ce5"/>
          <table:table-cell table:style-name="ce12" table:formula="of:=SUM([.B69:.G69])/6*[.K$57]/[.K$59]" office:value-type="float" office:value="11.6666666666667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9" table:formula="of:=SUM([.H69:.K69])" office:value-type="float" office:value="41.6666666666667" calcext:value-type="float">
            <text:p>4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Sánchez Arturo Valentin</text:p>
          </table:table-cell>
          <table:table-cell table:style-name="ce5" table:number-columns-repeated="2"/>
          <table:table-cell table:number-columns-repeated="2" table:style-name="ce5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SUM([.B70:.G70])/6*[.K$57]/[.K$59]" office:value-type="float" office:value="46.6666666666667" calcext:value-type="float">
            <text:p>47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9" table:formula="of:=SUM([.H70:.K70])" office:value-type="float" office:value="76.6666666666667" calcext:value-type="float">
            <text:p>77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oronado Cuevas Carlos Adria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100/4*3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  <table:table-cell table:style-name="ce14" table:formula="of:=100/3*2" office:value-type="float" office:value="66.6666666666667" calcext:value-type="float">
            <text:p>67</text:p>
          </table:table-cell>
          <table:table-cell table:style-name="ce15" table:formula="of:=100/3*2" office:value-type="float" office:value="66.6666666666667" calcext:value-type="float">
            <text:p>67</text:p>
          </table:table-cell>
          <table:table-cell table:style-name="ce12" table:formula="of:=SUM([.B71:.G71])/6*[.K$57]/[.K$59]" office:value-type="float" office:value="47.6388888888889" calcext:value-type="float">
            <text:p>48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9" table:formula="of:=SUM([.H71:.K71])" office:value-type="float" office:value="77.6388888888889" calcext:value-type="float">
            <text:p>7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Benites Calderon Carlos Albert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0" office:value-type="float" office:value="100" calcext:value-type="float">
            <text:p>100</text:p>
          </table:table-cell>
          <table:table-cell table:style-name="ce5" office:value-type="float" office:value="100" calcext:value-type="float">
            <text:p>100</text:p>
          </table:table-cell>
          <table:table-cell table:style-name="ce12" table:formula="of:=SUM([.B72:.G72])/6*[.K$57]/[.K$59]" office:value-type="float" office:value="70" calcext:value-type="float">
            <text:p>70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9" table:formula="of:=SUM([.H72:.K72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Palafox Prado Cecilia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00" calcext:value-type="float">
            <text:p>100</text:p>
          </table:table-cell>
          <table:table-cell table:style-name="ce10" office:value-type="float" office:value="80" calcext:value-type="float">
            <text:p>80</text:p>
          </table:table-cell>
          <table:table-cell table:style-name="ce15" table:formula="of:=100/3*2" office:value-type="float" office:value="66.6666666666667" calcext:value-type="float">
            <text:p>67</text:p>
          </table:table-cell>
          <table:table-cell table:style-name="ce12" table:formula="of:=SUM([.B73:.G73])/6*[.K$57]/[.K$59]" office:value-type="float" office:value="52.1111111111111" calcext:value-type="float">
            <text:p>52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9" table:formula="of:=SUM([.H73:.K73])" office:value-type="float" office:value="82.1111111111111" calcext:value-type="float">
            <text:p>8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Ramírez Luna Diego Armando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style-name="ce14" table:formula="of:=100/3*2" office:value-type="float" office:value="66.6666666666667" calcext:value-type="float">
            <text:p>67</text:p>
          </table:table-cell>
          <table:table-cell table:style-name="ce14" table:formula="of:=100/3*2" office:value-type="float" office:value="66.6666666666667" calcext:value-type="float">
            <text:p>67</text:p>
          </table:table-cell>
          <table:table-cell table:style-name="ce12" table:formula="of:=SUM([.B74:.G74])/6*[.K$57]/[.K$59]" office:value-type="float" office:value="62.2222222222222" calcext:value-type="float">
            <text:p>62</text:p>
          </table:table-cell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9" table:formula="of:=SUM([.H74:.K74])" office:value-type="float" office:value="92.2222222222222" calcext:value-type="float">
            <text:p>92</text:p>
          </table:table-cell>
          <table:table-cell table:number-columns-repeated="1012"/>
        </table:table-row>
        <table:table-row table:style-name="ro7">
          <table:table-cell table:style-name="ce5" office:value-type="string" calcext:value-type="string">
            <text:p>De la Cruz Mejìa <text:s/>Efraín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formula="of:=100/3*2" office:value-type="float" office:value="66.6666666666667" calcext:value-type="float">
            <text:p>67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SUM([.B75:.G75])/6*[.K$57]/[.K$59]" office:value-type="float" office:value="28.7777777777778" calcext:value-type="float">
            <text:p>29</text:p>
          </table:table-cell>
          <table:table-cell table:number-columns-repeated="3" table:style-name="ce14" office:value-type="float" office:value="10" calcext:value-type="float">
            <text:p>10</text:p>
          </table:table-cell>
          <table:table-cell table:style-name="ce20" table:formula="of:=SUM([.H75:.K75])" office:value-type="float" office:value="58.7777777777778" calcext:value-type="float">
            <text:p>59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style-name="ce14" table:number-columns-repeated="2"/>
          <table:table-cell table:style-name="ce14" table:formula="of:=SUM([.B76:.G76])/6*[.K$57]/[.K$59]" office:value-type="float" office:value="11.6666666666667" calcext:value-type="float">
            <text:p>12</text:p>
          </table:table-cell>
          <table:table-cell table:number-columns-repeated="3" table:style-name="ce14" office:value-type="float" office:value="10" calcext:value-type="float">
            <text:p>10</text:p>
          </table:table-cell>
          <table:table-cell table:style-name="ce21" table:formula="of:=SUM([.H76:.K76])" office:value-type="float" office:value="41.6666666666667" calcext:value-type="float">
            <text:p>42</text:p>
          </table:table-cell>
          <table:table-cell table:number-columns-repeated="1012"/>
        </table:table-row>
        <table:table-row table:style-name="ro8">
          <table:table-cell table:style-name="ce5" office:value-type="string" calcext:value-type="string">
            <text:p>Andrade Salamanca Kimberly Alexandra</text:p>
          </table:table-cell>
          <table:table-cell table:number-columns-repeated="4" table:style-name="ce5" office:value-type="float" office:value="100" calcext:value-type="float">
            <text:p>100</text:p>
          </table:table-cell>
          <table:table-cell table:number-columns-repeated="2" table:style-name="ce14" office:value-type="float" office:value="100" calcext:value-type="float">
            <text:p>100</text:p>
          </table:table-cell>
          <table:table-cell table:style-name="ce14" table:formula="of:=SUM([.B77:.G77])/6*[.K$57]/[.K$59]" office:value-type="float" office:value="70" calcext:value-type="float">
            <text:p>70</text:p>
          </table:table-cell>
          <table:table-cell table:number-columns-repeated="3" table:style-name="ce14" office:value-type="float" office:value="10" calcext:value-type="float">
            <text:p>10</text:p>
          </table:table-cell>
          <table:table-cell table:style-name="ce21" table:formula="of:=SUM([.H77:.K77])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style-name="ce5" table:number-columns-repeated="4"/>
          <table:table-cell table:style-name="ce14" table:number-columns-repeated="2"/>
          <table:table-cell table:style-name="ce14" table:formula="of:=SUM([.B78:.G78])/6*[.K$57]/[.K$59]" office:value-type="float" office:value="0" calcext:value-type="float">
            <text:p>0</text:p>
          </table:table-cell>
          <table:table-cell table:number-columns-repeated="3" table:style-name="ce14" office:value-type="float" office:value="10" calcext:value-type="float">
            <text:p>10</text:p>
          </table:table-cell>
          <table:table-cell table:style-name="ce21" table:formula="of:=SUM([.H78:.K78])" office:value-type="float" office:value="30" calcext:value-type="float">
            <text:p>30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>
          <table:table-cell table:style-name="ce5" office:value-type="string" calcext:value-type="string">
            <text:p>Estudiante</text:p>
          </table:table-cell>
          <table:table-cell table:style-name="ce9" office:value-type="string" calcext:value-type="string">
            <text:p>Arreglos unidimensionales (una dimensión) parte I</text:p>
          </table:table-cell>
          <table:table-cell table:style-name="ce9" office:value-type="string" calcext:value-type="string">
            <text:p>Arreglos de dos dimensiones parte II</text:p>
          </table:table-cell>
          <table:table-cell table:style-name="Default"/>
          <table:table-cell table:number-columns-repeated="1020"/>
        </table:table-row>
        <table:table-row table:style-name="ro11">
          <table:table-cell table:style-name="ce5" office:value-type="string" calcext:value-type="string">
            <text:p>Lozano Hernández Ana Patrici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amírez Silva Arnulfo</text:p>
          </table:table-cell>
          <table:table-cell table:number-columns-repeated="1023"/>
        </table:table-row>
        <table:table-row table:style-name="ro11">
          <table:table-cell table:style-name="ce5" office:value-type="string" calcext:value-type="string">
            <text:p>Sánchez Arturo Valentin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1">
          <table:table-cell table:style-name="ce5" office:value-type="string" calcext:value-type="string">
            <text:p>Coronado Cuevas Carlos Adrian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1">
          <table:table-cell table:style-name="ce5" office:value-type="string" calcext:value-type="string">
            <text:p>Benites Calderon Carlos Albert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7">
          <table:table-cell table:style-name="ce5" office:value-type="string" calcext:value-type="string">
            <text:p>Palafox Prado Cecilia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22"/>
        </table:table-row>
        <table:table-row table:style-name="ro11">
          <table:table-cell table:style-name="ce5" office:value-type="string" calcext:value-type="string">
            <text:p>Ramírez Luna Diego Armando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e la Cruz Mejìa <text:s/>Efraín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Caro Garía Juan Daniel</text:p>
          </table:table-cell>
          <table:table-cell table:number-columns-repeated="1023"/>
        </table:table-row>
        <table:table-row table:style-name="ro11">
          <table:table-cell table:style-name="ce5" office:value-type="string" calcext:value-type="string">
            <text:p>Andrade Salamanca Kimberly Alexandr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ìaz Sedano Luis Enrique</text:p>
          </table:table-cell>
          <table:table-cell table:number-columns-repeated="1023"/>
        </table:table-row>
        <table:table-row table:style-name="ro9" table:number-rows-repeated="104848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104" number:language="es" number:country="MX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es" number:country="MX">
      <number:currency-symbol number:language="es" number:country="MX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03T16:06:11Z</meta:creation-date>
    <dc:date>2018-12-04T10:50:23.567801774</dc:date>
    <meta:editing-cycles>81</meta:editing-cycles>
    <meta:editing-duration>PT11H20M35S</meta:editing-duration>
    <meta:document-statistic meta:table-count="1" meta:cell-count="388" meta:object-count="0"/>
  </office:meta>
</office:document-meta>
</file>